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Baskerville Old Face" svg:font-family="Baskerville Old Face" style:font-family-generic="roman" style:font-pitch="variable" svg:panose-1="2 2 6 2 8 5 5 2 3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lgerian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style:font-name="Algerian" fo:font-size="18pt" style:font-size-asian="18pt" style:font-size-complex="18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style:font-name="Baskerville Old Face" fo:font-size="18pt" style:font-size-asian="18pt" style:font-size-complex="18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ListParagraph" style:list-style-name="WWNum2" style:family="paragraph">
      <style:text-properties fo:font-weight="bold" style:font-weight-asian="bold" fo:font-size="14pt" style:font-size-asian="14pt" style:font-size-complex="14pt"/>
    </style:style>
    <style:style style:name="P16" style:parent-style-name="ListParagraph" style:list-style-name="WWNum2" style:family="paragraph">
      <style:text-properties fo:font-weight="bold" style:font-weight-asian="bold" fo:font-size="14pt" style:font-size-asian="14pt" style:font-size-complex="14pt"/>
    </style:style>
    <style:style style:name="P17" style:parent-style-name="ListParagraph" style:list-style-name="WWNum2" style:family="paragraph">
      <style:text-properties fo:font-weight="bold" style:font-weight-asian="bold" fo:font-size="14pt" style:font-size-asian="14pt" style:font-size-complex="14pt"/>
    </style:style>
    <style:style style:name="P18" style:parent-style-name="ListParagraph" style:list-style-name="WWNum2" style:family="paragraph"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text-properties style:font-name="Baskerville Old Face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0" style:parent-style-name="ListParagraph" style:list-style-name="WWNum3" style:family="paragraph">
      <style:text-properties fo:font-size="14pt" style:font-size-asian="14pt" style:font-size-complex="14pt"/>
    </style:style>
    <style:style style:name="P21" style:parent-style-name="ListParagraph" style:list-style-name="WWNum3" style:family="paragraph">
      <style:text-properties fo:font-size="14pt" style:font-size-asian="14pt" style:font-size-complex="14pt"/>
    </style:style>
    <style:style style:name="P22" style:parent-style-name="ListParagraph" style:list-style-name="WWNum4" style:family="paragraph">
      <style:text-properties fo:font-size="14pt" style:font-size-asian="14pt" style:font-size-complex="14pt"/>
    </style:style>
    <style:style style:name="P23" style:parent-style-name="ListParagraph" style:list-style-name="WWNum4" style:family="paragraph">
      <style:text-properties fo:font-size="14pt" style:font-size-asian="14pt" style:font-size-complex="14pt"/>
    </style:style>
    <style:style style:name="P24" style:parent-style-name="ListParagraph" style:list-style-name="WWNum4" style:family="paragraph">
      <style:text-properties fo:font-size="14pt" style:font-size-asian="14pt" style:font-size-complex="14pt"/>
    </style:style>
    <style:style style:name="P25" style:parent-style-name="ListParagraph" style:list-style-name="WWNum5" style:family="paragraph"/>
    <style:style style:name="T26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ListParagraph" style:list-style-name="WWNum6" style:family="paragraph">
      <style:text-properties fo:font-size="14pt" style:font-size-asian="14pt" style:font-size-complex="14pt"/>
    </style:style>
    <style:style style:name="P31" style:parent-style-name="ListParagraph" style:list-style-name="WWNum6" style:family="paragraph">
      <style:text-properties fo:font-size="14pt" style:font-size-asian="14pt" style:font-size-complex="14pt"/>
    </style:style>
    <style:style style:name="P32" style:parent-style-name="ListParagraph" style:list-style-name="WWNum6" style:family="paragraph">
      <style:text-properties fo:font-size="14pt" style:font-size-asian="14pt" style:font-size-complex="14pt"/>
    </style:style>
    <style:style style:name="P33" style:parent-style-name="ListParagraph" style:list-style-name="WWNum6" style:family="paragraph">
      <style:text-properties fo:font-size="14pt" style:font-size-asian="14pt" style:font-size-complex="14pt"/>
    </style:style>
    <style:style style:name="P34" style:parent-style-name="ListParagraph" style:list-style-name="WWNum6" style:family="paragraph">
      <style:text-properties fo:font-size="14pt" style:font-size-asian="14pt" style:font-size-complex="14pt"/>
    </style:style>
    <style:style style:name="P35" style:parent-style-name="ListParagraph" style:list-style-name="WWNum6" style:family="paragraph">
      <style:text-properties fo:font-size="14pt" style:font-size-asian="14pt" style:font-size-complex="14pt"/>
    </style:style>
    <style:style style:name="P36" style:parent-style-name="ListParagraph" style:list-style-name="WWNum7" style:family="paragraph">
      <style:text-properties fo:font-size="14pt" style:font-size-asian="14pt" style:font-size-complex="14pt"/>
    </style:style>
    <style:style style:name="P37" style:parent-style-name="ListParagraph" style:list-style-name="WWNum7" style:family="paragraph">
      <style:text-properties fo:font-size="14pt" style:font-size-asian="14pt" style:font-size-complex="14pt"/>
    </style:style>
    <style:style style:name="P38" style:parent-style-name="ListParagraph" style:list-style-name="WWNum6" style:family="paragraph">
      <style:text-properties fo:font-size="14pt" style:font-size-asian="14pt" style:font-size-complex="14pt"/>
    </style:style>
    <style:style style:name="P3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0" style:parent-style-name="ListParagraph" style:list-style-name="WWNum5" style:family="paragraph"/>
    <style:style style:name="T41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ListParagraph" style:list-style-name="WWNum8" style:family="paragraph">
      <style:text-properties fo:font-size="14pt" style:font-size-asian="14pt" style:font-size-complex="14pt"/>
    </style:style>
    <style:style style:name="P46" style:parent-style-name="ListParagraph" style:list-style-name="WWNum8" style:family="paragraph">
      <style:text-properties fo:font-size="14pt" style:font-size-asian="14pt" style:font-size-complex="14pt"/>
    </style:style>
    <style:style style:name="P47" style:parent-style-name="ListParagraph" style:list-style-name="WWNum8" style:family="paragraph">
      <style:text-properties fo:font-size="14pt" style:font-size-asian="14pt" style:font-size-complex="14pt"/>
    </style:style>
    <style:style style:name="P48" style:parent-style-name="ListParagraph" style:list-style-name="WWNum8" style:family="paragraph">
      <style:text-properties fo:font-size="14pt" style:font-size-asian="14pt" style:font-size-complex="14pt"/>
    </style:style>
    <style:style style:name="P49" style:parent-style-name="ListParagraph" style:list-style-name="WWNum5" style:family="paragraph"/>
    <style:style style:name="T50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55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56" style:parent-style-name="ListParagraph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tab/><text:tab/><text:tab/><text:span text:style-name="T2">Car showroom and booking system</text:span></text:p>
      <text:p text:style-name="P3">Shobhit srivastava</text:p>
      <text:p text:style-name="P4">shobhit1106@gmail.com</text:p>
      <text:p text:style-name="P5">(161B220)B7</text:p>
      <text:p text:style-name="Standard"><text:span text:style-name="T6">This project is useful for Booking cars , staff Login and also provide the information for the NEXA.</text:span><text:span text:style-name="T7"><text:s/>The Tkinter appears is the information and a Button</text:span><text:span text:style-name="T8"><text:s/>project(<text:s/></text:span><text:span text:style-name="T9">to start the project)</text:span></text:p>
      <text:p text:style-name="P10">Support:</text:p>
      <text:p text:style-name="Standard"><text:span text:style-name="T11">This<text:s/></text:span><text:span text:style-name="T12">program</text:span><text:span text:style-name="T13"><text:s/>is build in python 2.7.10 in windows 10.</text:span></text:p>
      <text:p text:style-name="P14">MODULES USED:</text:p>
      <text:list text:style-name="WWNum2">
        <text:list-item text:start-value="1">
          <text:p text:style-name="P15">Tkinter</text:p>
        </text:list-item>
        <text:list-item>
          <text:p text:style-name="P16">Sqlite3</text:p>
        </text:list-item>
        <text:list-item>
          <text:p text:style-name="P17">tkMessageBox</text:p>
        </text:list-item>
        <text:list-item>
          <text:p text:style-name="P18">PIL</text:p>
        </text:list-item>
      </text:list>
      <text:p text:style-name="P19">Steps :</text:p>
      <text:list text:style-name="WWNum3">
        <text:list-item>
          <text:p text:style-name="P20">Click on project</text:p>
        </text:list-item>
        <text:list-item>
          <text:p text:style-name="P21">Another Tkinter will appear named<text:s/>MENU with three image Buttons :</text:p>
        </text:list-item>
      </text:list>
      <text:list text:style-name="WWNum4">
        <text:list-item text:start-value="1">
          <text:p text:style-name="P22">To select the Cars</text:p>
        </text:list-item>
        <text:list-item>
          <text:p text:style-name="P23">Staff <text:s/>Login page</text:p>
        </text:list-item>
        <text:list-item>
          <text:p text:style-name="P24">About NEXA</text:p>
        </text:list-item>
      </text:list>
      <text:list text:style-name="WWNum5">
        <text:list-item>
          <text:p text:style-name="P25"><text:span text:style-name="T26">First image</text:span><text:span text:style-name="T27"><text:s/>to<text:s/></text:span><text:span text:style-name="T28">select cars</text:span><text:span text:style-name="T29">:</text:span></text:p>
        </text:list-item>
      </text:list>
      <text:soft-page-break/>
      <text:list text:style-name="WWNum6">
        <text:list-item text:start-value="1">
          <text:p text:style-name="P30">Select from the menu OR press next OR previous to change</text:p>
        </text:list-item>
        <text:list-item>
          <text:p text:style-name="P31">Select Book button To book the Car:</text:p>
        </text:list-item>
        <text:list-item>
          <text:p text:style-name="P32">This menu of will automatically fill the model and show the amount</text:p>
        </text:list-item>
        <text:list-item>
          <text:p text:style-name="P33">Fill the form.</text:p>
        </text:list-item>
        <text:list-item>
          <text:p text:style-name="P34">Click on Book.</text:p>
        </text:list-item>
        <text:list-item>
          <text:p text:style-name="P35">To Find Any records :</text:p>
        </text:list-item>
      </text:list>
      <text:list text:style-name="WWNum7">
        <text:list-item text:start-value="1">
          <text:p text:style-name="P36">Enter the name to find<text:s/>the person</text:p>
        </text:list-item>
        <text:list-item>
          <text:p text:style-name="P37">Click Find</text:p>
        </text:list-item>
      </text:list>
      <text:list text:style-name="WWNum6">
        <text:list-item text:start-value="1">
          <text:p text:style-name="P38">To <text:s/>See ALL Records Click on All Records</text:p>
        </text:list-item>
      </text:list>
      <text:p text:style-name="P39"/>
      <text:list text:style-name="WWNum5">
        <text:list-item>
          <text:p text:style-name="P40"><text:span text:style-name="T41">Second image<text:s/></text:span><text:span text:style-name="T42">to<text:s/></text:span><text:span text:style-name="T43">Open Staff menu<text:s/></text:span><text:span text:style-name="T44">:</text:span></text:p>
        </text:list-item>
      </text:list>
      <text:list text:style-name="WWNum8">
        <text:list-item text:start-value="1">
          <text:p text:style-name="P45">Type Username (Shobhit)</text:p>
        </text:list-item>
        <text:list-item>
          <text:p text:style-name="P46">Type password(good12)</text:p>
        </text:list-item>
        <text:list-item>
          <text:p text:style-name="P47">Another Tkinter starts if username and password are correct</text:p>
        </text:list-item>
        <text:list-item>
          <text:p text:style-name="P48">If password is wrong it will display error message and again take you to log in window</text:p>
        </text:list-item>
      </text:list>
      <text:list text:style-name="WWNum5">
        <text:list-item>
          <text:p text:style-name="P49"><text:span text:style-name="T50">Third image</text:span><text:span text:style-name="T51"><text:s/>to<text:s/></text:span><text:span text:style-name="T52">Get Information</text:span><text:span text:style-name="T53">:</text:span></text:p>
        </text:list-item>
      </text:list>
      <text:p text:style-name="P54"><text:s text:c="9"/>This will provide the information of the showroom.</text:p>
      <text:p text:style-name="P55"><text:s text:c="9"/>Press Exit to exit.</text:p>
      <text:p text:style-name="P56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Baskerville Old Face" svg:font-family="Baskerville Old Face" style:font-family-generic="roman" style:font-pitch="variable" svg:panose-1="2 2 6 2 8 5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ishi gour</meta:initial-creator>
    <dc:creator>dell</dc:creator>
    <meta:creation-date>2016-11-25T06:17:00Z</meta:creation-date>
    <dc:date>2017-11-20T07:11:00Z</dc:date>
    <meta:template xlink:href="Normal" xlink:type="simple"/>
    <meta:editing-cycles>1</meta:editing-cycles>
    <meta:editing-duration>PT420S</meta:editing-duration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8" meta:character-count="1196" meta:row-count="8" meta:non-whitespace-character-count="1020"/>
  </office:meta>
</office:document-meta>
</file>